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DefDiff.getOldD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Diff.mixinFlagDif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Diff.buildPropDefDiff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hildNodeDefDiff.getOldD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ItemDefDiff.init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NodeTypeDefDiff.NodeTypeDefDiff( QNodeTypeDefinition oldDef , QNodeTypeDefinition new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ildItemDefDiff.isRemov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DefDiff.getNewD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DefDiff.getNewD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Diff.is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ItemDefDiff.isAdd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DefDiff.init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NodeTypeDefDiff.toString( List childItemDefDiff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ildItemDefDiff.ChildItemDefDiff( QItemDefinition oldDef , QItemDefinition new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ildItemDefDiff.isModifi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ildItemDefDiff.to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odeTypeDefDiff.isMaj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NodeDefDiff.ini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odeTypeDefDiff.buildChildNodeDefDiff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hildNodeDefDiff.ChildNodeDefDiff( QNodeDefinition oldDef , QNodeDefinition new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Diff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pDefDiff.PropDefDiff( QPropertyDefinition oldDef , QPropertyDefinition new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Diff.ini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NodeTypeDefDiff.isMin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Diff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Diff.modificationTypeToString( int modifcation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odeTypeDefDiff.isTrivi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ItemDefDiff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DefDiff.create( QNodeTypeDefinition oldDef , QNodeTypeDefinition newDe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TypeDefDiff.supertypesDif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